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1F000000C0899CEB5B2D43BB67.png" manifest:media-type="image/png"/>
  <manifest:file-entry manifest:full-path="Pictures/100002010000040C0000015AF5CE0F7F29678939.png" manifest:media-type="image/png"/>
  <manifest:file-entry manifest:full-path="Pictures/10000201000000F00000007573D77D20094707DF.png" manifest:media-type="image/png"/>
  <manifest:file-entry manifest:full-path="Pictures/100002010000044500000130C74C34927168333F.png" manifest:media-type="image/png"/>
  <manifest:file-entry manifest:full-path="Pictures/1000020100000456000002B8E621F1F87A5805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245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color="#0066cc" style:font-name="MathJax_Main"/>
    </style:style>
    <style:style style:name="P3" style:family="paragraph">
      <loext:graphic-properties draw:fill="none" draw:fill-color="#ffffff"/>
      <style:text-properties fo:color="#0066cc" style:font-name="MathJax_Main"/>
    </style:style>
    <style:style style:name="P4" style:family="paragraph">
      <loext:graphic-properties draw:fill-color="#ffffff"/>
    </style:style>
    <style:style style:name="T1" style:family="text">
      <style:text-properties fo:color="#0066cc" style:font-name="MathJax_Main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3.353cm" svg:height="8.372cm" svg:x="7.047cm" svg:y="4.2cm">
          <draw:image xlink:href="Pictures/1000020100000456000002B8E621F1F87A5805BA.png" xlink:type="simple" xlink:show="embed" xlink:actuate="onLoad" loext:mime-type="image/png">
            <text:p/>
          </draw:image>
        </draw:frame>
        <draw:frame draw:style-name="gr1" draw:text-style-name="P1" draw:layer="layout" svg:width="18.549cm" svg:height="9.042cm" svg:x="1.251cm" svg:y="1.558cm">
          <draw:image xlink:href="Pictures/10000201000000F00000007573D77D20094707DF.png" xlink:type="simple" xlink:show="embed" xlink:actuate="onLoad" loext:mime-type="image/png">
            <text:p/>
          </draw:image>
        </draw:frame>
        <draw:frame draw:style-name="gr1" draw:text-style-name="P1" draw:layer="layout" svg:width="18.849cm" svg:height="6.295cm" svg:x="1.351cm" svg:y="0.705cm">
          <draw:image xlink:href="Pictures/100002010000040C0000015AF5CE0F7F29678939.png" xlink:type="simple" xlink:show="embed" xlink:actuate="onLoad" loext:mime-type="image/png">
            <text:p/>
          </draw:image>
        </draw:frame>
        <draw:frame draw:style-name="gr1" draw:text-style-name="P1" draw:layer="layout" svg:width="19.148cm" svg:height="6.214cm" svg:x="1.252cm" svg:y="8.8cm">
          <draw:image xlink:href="Pictures/10000201000000F00000007573D77D20094707DF.png" xlink:type="simple" xlink:show="embed" xlink:actuate="onLoad" loext:mime-type="image/png">
            <text:p/>
          </draw:image>
        </draw:frame>
        <draw:frame draw:style-name="gr1" draw:text-style-name="P1" draw:layer="layout" svg:width="5cm" svg:height="6.214cm" svg:x="1.2cm" svg:y="3.8cm">
          <draw:image xlink:href="Pictures/10000201000000F00000007573D77D20094707DF.png" xlink:type="simple" xlink:show="embed" xlink:actuate="onLoad" loext:mime-type="image/png">
            <text:p/>
          </draw:image>
        </draw:frame>
        <draw:frame draw:style-name="gr1" draw:text-style-name="P1" draw:layer="layout" svg:width="19.776cm" svg:height="5.499cm" svg:x="2.051cm" svg:y="3.801cm">
          <draw:image xlink:href="Pictures/100002010000044500000130C74C34927168333F.png" xlink:type="simple" xlink:show="embed" xlink:actuate="onLoad" loext:mime-type="image/png">
            <text:p/>
          </draw:image>
        </draw:frame>
        <draw:frame draw:style-name="gr1" draw:text-style-name="P1" draw:layer="layout" svg:width="13.509cm" svg:height="2.458cm" svg:x="6.875cm" svg:y="8.742cm">
          <draw:image xlink:href="Pictures/100002010000041F000000C0899CEB5B2D43BB67.png" xlink:type="simple" xlink:show="embed" xlink:actuate="onLoad" loext:mime-type="image/png">
            <text:p/>
          </draw:image>
        </draw:frame>
        <draw:frame draw:style-name="gr2" draw:text-style-name="P3" draw:layer="layout" svg:width="3.848cm" svg:height="1.495cm" svg:x="1.352cm" svg:y="9.905cm">
          <draw:text-box>
            <text:p text:style-name="P2"><text:span text:style-name="T1">29 Marzo</text:span></text:p>
            <text:p text:style-name="P2"><text:span text:style-name="T1">2022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athJax_Main" svg:font-family="MathJax_Ma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7T22:37:49.850591951</meta:creation-date>
    <dc:date>2022-03-27T23:39:37.240876084</dc:date>
    <meta:editing-duration>PT41M17S</meta:editing-duration>
    <meta:editing-cycles>1</meta:editing-cycles>
    <meta:document-statistic meta:object-count="31"/>
    <meta:generator>LibreOffice/6.4.7.2$Linux_X86_64 LibreOffice_project/40$Build-2</meta:generator>
  </office:meta>
</office:document-meta>
</file>